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ícios Interface:</text:p>
      <text:p text:style-name="P1"/>
      <text:list xml:id="list4442627007981249599" text:style-name="L1">
        <text:list-item>
          <text:p text:style-name="P2">Modifique o sistema de contas a pagar (implementado em sala de aula – Interface <text:span text:style-name="T1">Pagavel</text:span>) para acrescentar todas as funcionalidades do aplicativo folha de pagamentos (implementado em sala de aula – Classe Abstrata <text:span text:style-name="T4">Funcionario</text:span>).</text:p>
          <text:p text:style-name="P2"/>
        </text:list-item>
        <text:list-item>
          <text:p text:style-name="P2">Se o objeto atualmente processado for um <text:span text:style-name="T3">FuncionarioAssalariadoComissionado</text:span> o aplicativo deverá aumentar o salário base em 10%.</text:p>
          <text:p text:style-name="P2"/>
        </text:list-item>
        <text:list-item>
          <text:p text:style-name="P2">O aplicativo deverá gerar a saída da quantia de pagamento para cada objeto.</text:p>
          <text:p text:style-name="P2"/>
        </text:list-item>
        <text:list-item>
          <text:p text:style-name="P2">Complete os seguintes passos:</text:p>
          <text:p text:style-name="P2"/>
          <text:list>
            <text:list-item>
              <text:p text:style-name="P2">Modifique as classes <text:span text:style-name="T3">FuncionarioHorista</text:span> e <text:span text:style-name="T3">FuncionarioComissionado</text:span> para colocá-las na hierarquia <text:span text:style-name="T1">Pagavel</text:span> como subclasses de <text:span text:style-name="T4">Funcionario</text:span> que implementa <text:span text:style-name="T1">Pagavel</text:span>. [Dica: altere o nome do método ganhos para getValorPagamento].</text:p>
              <text:p text:style-name="P2"/>
            </text:list-item>
            <text:list-item>
              <text:p text:style-name="P2">Modifique a classe <text:span text:style-name="T4">FuncionarioAssalariadoComissionado</text:span> para que ela estenda a versão de <text:span text:style-name="T4">FuncionarioComissionado</text:span> modificada no passo anterior.</text:p>
              <text:p text:style-name="P2"/>
            </text:list-item>
            <text:list-item>
              <text:p text:style-name="P2">Modifique a classe de teste para processar polimorficamente dois objetos de <text:span text:style-name="T4">Fatura</text:span> e um de cada tipo de <text:span text:style-name="T4">Funcionario</text:span>. Imprima uma representação String de cada objeto <text:span text:style-name="T1">Pagavel</text:span> e se o objeto for <text:span text:style-name="T4">FuncionarioAssalariadoComissionado</text:span> aumente seu salário base em 10% e gere a quantia de pagamento para cada objeto.</text:p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36S</meta:editing-duration>
    <meta:editing-cycles>5</meta:editing-cycles>
    <meta:generator>OpenOffice.org/3.4.1$Win32 OpenOffice.org_project/341m1$Build-9593</meta:generator>
    <dc:date>2013-03-05T19:29:23.97</dc:date>
    <meta:document-statistic meta:table-count="0" meta:image-count="0" meta:object-count="0" meta:page-count="1" meta:paragraph-count="8" meta:word-count="168" meta:character-count="1164"/>
    <meta:user-defined meta:name="Info 1"/>
    <meta:user-defined meta:name="Info 2"/>
    <meta:user-defined meta:name="Info 3"/>
    <meta:user-defined meta:name="Info 4"/>
  </office:meta>
</office:document-meta>
</file>